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cac2" officeooo:paragraph-rsid="001ec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º Trabalho</text:p>
      <text:p text:style-name="P1"/>
      <text:p text:style-name="P1">Componentes: 2</text:p>
      <text:p text:style-name="P1">Entrega por e-mail do relatório: 03/12 (data da P1)</text:p>
      <text:p text:style-name="P1"/>
      <text:p text:style-name="P1"><text:a xlink:type="simple" xlink:href="mailto:valeriab@ntt.ufrj.br" text:style-name="Internet_20_link" text:visited-style-name="Visited_20_Internet_20_Link">valeriab@ntt.ufrj.br</text:a></text:p>
      <text:p text:style-name="P1">Assunto: Trab1_SO</text:p>
      <text:p text:style-name="P1"/>
      <text:p text:style-name="P1">A x B = C (matrizes quadradas com tamanho N)</text:p>
      <text:p text:style-name="P1"/>
      <text:p text:style-name="P1">(a) Criar subprocessos para multiplicar cada linha_{A} e coluna_{B}</text:p>
      <text:p text:style-name="P1">(b) Criar threads para multiplicar cada linha_{A} e coluna_{B}</text:p>
      <text:p text:style-name="P1"/>
      <text:p text:style-name="P1">Para ambos os casos: 30%</text:p>
      <text:p text:style-name="P1"/>
      <text:p text:style-name="P1"><text:tab/>* medir os tempos de execução da multiplicação</text:p>
      <text:p text:style-name="P1"><text:tab/>* testar para valores de N = {3, 10, 50, 100, 200, 500}</text:p>
      <text:p text:style-name="P1"><text:tab/>* monitorar a ordem de execução das unidades de execução (imprimir: nº de processos, índice de C, resultado);</text:p>
      <text:p text:style-name="P1"/>
      <text:p text:style-name="P1">Relatório a ser enviado: 70%</text:p>
      <text:p text:style-name="P1"/>
      <text:p text:style-name="P1"><text:tab/>* Código (em anexo)</text:p>
      <text:p text:style-name="P1"><text:tab/>* Resultados do monitoramento</text:p>
      <text:p text:style-name="P1"><text:tab/>* O que você acho do trabalho? (Resposta: Muito simples!)</text:p>
      <text:p text:style-name="P1"><text:tab/>* Nomes do gru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0:41:38.241766141</meta:creation-date>
    <dc:date>2015-11-19T10:52:16.163124852</dc:date>
    <meta:editing-duration>PT10M38S</meta:editing-duration>
    <meta:editing-cycles>1</meta:editing-cycles>
    <meta:document-statistic meta:table-count="0" meta:image-count="0" meta:object-count="0" meta:page-count="1" meta:paragraph-count="17" meta:word-count="115" meta:character-count="676" meta:non-whitespace-character-count="571"/>
    <meta:generator>LibreOffice/5.0.3.2$Linux_X86_64 LibreOffice_project/00m0$Build-2</meta:generator>
  </office:meta>
</office:document-meta>
</file>